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12000001510000011E1119C562.svm"/>
  <manifest:file-entry manifest:media-type="" manifest:full-path="Pictures/2000000A000000C8000000A270385FD0.svm"/>
  <manifest:file-entry manifest:media-type="" manifest:full-path="Pictures/2000001200000175000000F1A428CE59.svm"/>
  <manifest:file-entry manifest:media-type="" manifest:full-path="Pictures/2000000A000000FE000000F31B1A7BCE.svm"/>
  <manifest:file-entry manifest:media-type="" manifest:full-path="Pictures/2000006A0000081F000000FBF38293CF.svm"/>
  <manifest:file-entry manifest:media-type="" manifest:full-path="Pictures/2000007A00000612000002A6B0D81D16.svm"/>
  <manifest:file-entry manifest:media-type="" manifest:full-path="Pictures/2000006A0000051E000002DE06D0A093.svm"/>
  <manifest:file-entry manifest:media-type="" manifest:full-path="Pictures/2000006A000004E70000029ED0974D27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Dashed_20__28_var_29_" svg:stroke-width="0.05cm" svg:stroke-color="#80808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draw:marker-start-width="0.245cm" draw:marker-end="Line_20_Arrow" draw:marker-end-width="0.15cm" draw:stroke-linejoin="none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Line_20_Style_20_9" svg:stroke-width="0.06cm" svg:stroke-color="#808080" draw:marker-start-width="0.29cm" draw:marker-end-width="0.29cm" draw:fill="none" draw:textarea-vertical-align="middle" fo:padding-top="0.155cm" fo:padding-bottom="0.155cm" fo:padding-left="0.28cm" fo:padding-right="0.28cm"/>
    </style:style>
    <style:style style:name="gr6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dash" draw:stroke-dash="Line_20_Style_20_9" svg:stroke-width="0.03cm" svg:stroke-color="#808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Line_20_Style_20_9" svg:stroke-width="0.03cm" svg:stroke-color="#808080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TexMathsArgs="13§display§P'" draw:stroke="none" draw:fill="none" draw:textarea-horizontal-align="center" draw:textarea-vertical-align="middle" draw:color-mode="standard" draw:luminance="0%" draw:contrast="0%" draw:gamma="100%" draw:red="0%" draw:green="0%" draw:blue="50%" fo:clip="rect(0cm, 0cm, 0cm, 0cm)" draw:image-opacity="100%" style:mirror="none"/>
    </style:style>
    <style:style style:name="gr11" style:family="graphic" style:parent-style-name="standard">
      <style:graphic-properties TexMathsArgs="13§display§P" draw:stroke="none" draw:fill="none" draw:textarea-horizontal-align="center" draw:textarea-vertical-align="middle" draw:color-mode="standard" draw:luminance="0%" draw:contrast="0%" draw:gamma="100%" draw:red="0%" draw:green="0%" draw:blue="54%" fo:clip="rect(0cm, 0cm, 0cm, 0cm)" draw:image-opacity="100%" style:mirror="none"/>
    </style:style>
    <style:style style:name="gr12" style:family="graphic" style:parent-style-name="standard">
      <style:graphic-properties TexMathsArgs="13§display§\alpha" draw:stroke="none" draw:fill="none" draw:textarea-horizontal-align="center" draw:textarea-vertical-align="middle" draw:color-mode="standard" draw:luminance="0%" draw:contrast="0%" draw:gamma="100%" draw:red="0%" draw:green="0%" draw:blue="51%" fo:clip="rect(0cm, 0cm, 0cm, 0cm)" draw:image-opacity="100%" style:mirror="none"/>
    </style:style>
    <style:style style:name="gr13" style:family="graphic" style:parent-style-name="objectwithoutfill">
      <style:graphic-properties svg:stroke-width="0.03cm" draw:marker-start-width="0.25cm" draw:marker-end="Line_20_Arrow" draw:marker-end-width="0.1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TexMathsArgs="13§latex§\centering&#10;Detector&#10;\linebreak&#10;plan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3§latex§\centering&#10;Secondary&#10;\linebreak&#10;mirro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3§latex§\centering&#10;Primary&#10;\linebreak&#10;mirro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3§latex§Particle trac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3§display§2\alpha" draw:stroke="none" draw:fill="solid" draw:fill-color="#ffffff" draw:textarea-horizontal-align="center" draw:textarea-vertical-align="middle" draw:color-mode="standard" draw:luminance="0%" draw:contrast="0%" draw:gamma="100%" draw:red="0%" draw:green="0%" draw:blue="52%" fo:clip="rect(0cm, 0cm, 0cm, 0cm)" draw:image-opacity="100%" style:mirror="none"/>
    </style:style>
    <style:style style:name="gr19" style:family="graphic" style:parent-style-name="objectwithoutfill">
      <style:graphic-properties svg:stroke-width="0.03cm" draw:marker-start-width="0.25cm" draw:marker-end="Line_20_Arrow" draw:marker-end-width="0.11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547cm" svg:height="8.67cm" draw:transform="skewX (0.000523598775598302) rotate (-1.61687301904755) translate (4.839cm 1.484cm)">
          <text:p/>
          <draw:enhanced-geometry svg:viewBox="0 0 21600 21600" draw:type="block-arc" draw:modifiers="-119.05741336983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8.551cm" svg:height="8.666cm" draw:transform="skewX (-0.00471238898038466) rotate (-1.73922059961235) translate (5.4cm 1.532cm)">
          <text:p/>
          <draw:enhanced-geometry svg:viewBox="0 0 21600 21600" draw:type="block-arc" draw:modifiers="-119.05741336983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" draw:text-style-name="P1" draw:layer="layout" svg:x1="0.75cm" svg:y1="7.03cm" svg:x2="4.965cm" svg:y2="6.692cm">
          <text:p/>
        </draw:line>
        <draw:line draw:style-name="gr4" draw:text-style-name="P1" draw:layer="layout" svg:x1="0.78cm" svg:y1="3.5cm" svg:x2="1.704cm" svg:y2="5.734cm">
          <text:p/>
        </draw:line>
        <draw:line draw:style-name="gr5" draw:text-style-name="P1" draw:layer="layout" svg:x1="1.42cm" svg:y1="1.23cm" svg:x2="3.16cm" svg:y2="1.94cm">
          <text:p/>
        </draw:line>
        <draw:line draw:style-name="gr6" draw:text-style-name="P1" draw:layer="layout" svg:x1="4.48cm" svg:y1="6.73cm" svg:x2="1.27cm" svg:y2="4.69cm">
          <text:p/>
        </draw:line>
        <draw:line draw:style-name="gr7" draw:text-style-name="P1" draw:layer="layout" svg:x1="1.28cm" svg:y1="4.69cm" svg:x2="2.87cm" svg:y2="1.81cm">
          <text:p/>
        </draw:line>
        <draw:line draw:style-name="gr8" draw:text-style-name="P1" draw:layer="layout" svg:x1="4.35cm" svg:y1="6.74cm" svg:x2="1.15cm" svg:y2="4.39cm">
          <text:p/>
        </draw:line>
        <draw:line draw:style-name="gr9" draw:text-style-name="P1" draw:layer="layout" svg:x1="1.19cm" svg:y1="4.4cm" svg:x2="2.27cm" svg:y2="1.59cm">
          <text:p/>
        </draw:line>
        <draw:frame draw:style-name="gr10" draw:text-style-name="P1" draw:layer="layout" svg:width="0.437cm" svg:height="0.371cm" svg:x="2.977cm" svg:y="1.408cm">
          <draw:image xlink:href="Pictures/20000012000001510000011E1119C562.svm" xlink:type="simple" xlink:show="embed" xlink:actuate="onLoad">
            <text:p/>
          </draw:image>
        </draw:frame>
        <draw:frame draw:style-name="gr11" draw:text-style-name="P1" draw:layer="layout" svg:width="0.329cm" svg:height="0.315cm" svg:x="2.177cm" svg:y="1.108cm">
          <draw:image xlink:href="Pictures/2000000A000000FE000000F31B1A7BCE.svm" xlink:type="simple" xlink:show="embed" xlink:actuate="onLoad">
            <text:p/>
          </draw:image>
        </draw:frame>
        <draw:frame draw:style-name="gr12" draw:text-style-name="P1" draw:layer="layout" svg:width="0.259cm" svg:height="0.209cm" draw:transform="rotate (0.274540291338708) translate (4.089cm 3.199cm)">
          <draw:image xlink:href="Pictures/2000000A000000C8000000A270385FD0.svm" xlink:type="simple" xlink:show="embed" xlink:actuate="onLoad">
            <text:p/>
          </draw:image>
        </draw:frame>
        <draw:line draw:style-name="gr13" draw:text-style-name="P1" draw:layer="layout" svg:x1="4.49cm" svg:y1="3.48cm" svg:x2="4.16cm" svg:y2="3.56cm">
          <text:p/>
        </draw:line>
        <draw:frame draw:style-name="gr14" draw:text-style-name="P1" draw:layer="layout" svg:width="1.702cm" svg:height="0.953cm" draw:transform="rotate (-0.399331332856303) translate (0.503cm 0.873cm)">
          <draw:image xlink:href="Pictures/2000006A0000051E000002DE06D0A093.svm" xlink:type="simple" xlink:show="embed" xlink:actuate="onLoad">
            <text:p/>
          </draw:image>
        </draw:frame>
        <draw:frame draw:style-name="gr15" draw:text-style-name="P1" draw:layer="layout" svg:width="2.019cm" svg:height="0.88cm" draw:transform="rotate (-1.16186568305263) translate (0.773cm 3.695cm)">
          <draw:image xlink:href="Pictures/2000007A00000612000002A6B0D81D16.svm" xlink:type="simple" xlink:show="embed" xlink:actuate="onLoad">
            <text:p/>
          </draw:image>
        </draw:frame>
        <draw:frame draw:style-name="gr16" draw:text-style-name="P1" draw:layer="layout" svg:width="1.629cm" svg:height="0.87cm" draw:transform="rotate (1.6009905228544) translate (3.585cm 6.022cm)">
          <draw:image xlink:href="Pictures/2000006A000004E70000029ED0974D27.svm" xlink:type="simple" xlink:show="embed" xlink:actuate="onLoad">
            <text:p/>
          </draw:image>
        </draw:frame>
        <draw:frame draw:style-name="gr17" draw:text-style-name="P1" draw:layer="layout" svg:width="2.7cm" svg:height="0.325cm" draw:transform="rotate (0.0764454212373516) translate (0.759cm 6.597cm)">
          <draw:image xlink:href="Pictures/2000006A0000081F000000FBF38293CF.svm" xlink:type="simple" xlink:show="embed" xlink:actuate="onLoad">
            <text:p/>
          </draw:image>
        </draw:frame>
        <draw:frame draw:style-name="gr18" draw:text-style-name="P1" draw:layer="layout" svg:width="0.484cm" svg:height="0.312cm" draw:transform="rotate (-0.383099770812755) translate (2.19cm 1.982cm)">
          <draw:image xlink:href="Pictures/2000001200000175000000F1A428CE59.svm" xlink:type="simple" xlink:show="embed" xlink:actuate="onLoad">
            <text:p/>
          </draw:image>
        </draw:frame>
        <draw:line draw:style-name="gr19" draw:text-style-name="P1" draw:layer="layout" svg:x1="1.98cm" svg:y1="2.42cm" svg:x2="2.43cm" svg:y2="2.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8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2T20:54:17</meta:creation-date>
    <dc:date>2012-04-25T15:13:14</dc:date>
    <meta:editing-duration>PT14H20M12S</meta:editing-duration>
    <meta:editing-cycles>6</meta:editing-cycles>
    <meta:generator>LibreOffice/3.4$Unix LibreOffice_project/340m1$Build-502</meta:generator>
    <meta:document-statistic meta:object-count="19"/>
  </office:meta>
</office:document-meta>
</file>